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1" draw:fill="none" draw:textarea-vertical-align="middl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9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1.7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1.2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898cm"/>
    </style:style>
    <style:style style:name="gr10" style:family="graphic" style:parent-style-name="objectwithoutfill">
      <style:graphic-properties svg:stroke-color="#ff0000" draw:marker-end="Arrowheads_20_1" draw:fill="none" draw:textarea-vertical-align="middle"/>
    </style:style>
    <style:style style:name="gr11" style:family="graphic" style:parent-style-name="objectwithoutfill">
      <style:graphic-properties svg:stroke-color="#b84747" draw:marker-end="Arrowheads_20_1" draw:fill="none" draw:textarea-vertical-align="middle"/>
    </style:style>
    <style:style style:name="gr12" style:family="graphic" style:parent-style-name="objectwithoutfill">
      <style:graphic-properties svg:stroke-color="#0000ff" draw:fill="none" draw:textarea-vertical-align="middle"/>
    </style:style>
    <style:style style:name="gr13" style:family="graphic" style:parent-style-name="objectwithoutfill">
      <style:graphic-properties svg:stroke-color="#0000ff" draw:marker-start="Arrowheads_20_1" draw:fill="none" draw:textarea-vertical-align="middle"/>
    </style:style>
    <style:style style:name="gr14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5" style:family="graphic" style:parent-style-name="objectwithoutfill">
      <style:graphic-properties draw:stroke="dash" draw:stroke-dash="Ultrafine_20_2_20_Dots_20_3_20_Dashes" svg:stroke-color="#dd4814" draw:fill="none" draw:textarea-vertical-align="middle"/>
    </style:style>
    <style:style style:name="gr16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.4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.49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cm" fo:min-width="0.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cm" fo:min-width="0.5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41cm"/>
    </style:style>
    <style:style style:name="gr26" style:family="graphic" style:parent-style-name="objectwithoutfill">
      <style:graphic-properties svg:stroke-width="0.05cm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color="#008000" draw:fill="none" draw:textarea-vertical-align="middle"/>
    </style:style>
    <style:style style:name="gr31" style:family="graphic" style:parent-style-name="objectwithoutfill">
      <style:graphic-properties svg:stroke-color="#ff0000" draw:marker-start="Arrowheads_20_2" draw:marker-end="Arrowheads_20_2" draw:fill="none" draw:textarea-vertical-align="middle"/>
    </style:style>
    <style:style style:name="gr32" style:family="graphic" style:parent-style-name="objectwithoutfill">
      <style:graphic-properties svg:stroke-color="#ff0000" draw:marker-start="Arrowheads_20_2" draw:marker-end="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4" style:family="graphic" style:parent-style-name="objectwithoutfill">
      <style:graphic-properties svg:stroke-color="#ff0000" draw:marker-end="" draw:fill="none" draw:textarea-vertical-align="middle"/>
    </style:style>
    <style:style style:name="gr3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Gentium1" fo:font-size="18pt" fo:font-style="italic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font-name="Gentium1" fo:font-size="18pt" fo:font-style="italic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803cm" svg:height="6.612cm" svg:x="1.953cm" svg:y="3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26cm" svg:height="2.274cm" draw:transform="rotate (-1.56782926706651) translate (11.862cm 4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9.992cm" svg:y1="12.341cm" svg:x2="12.997cm" svg:y2="10.838cm">
          <text:p/>
        </draw:line>
        <draw:custom-shape draw:style-name="gr4" draw:text-style-name="P1" draw:layer="layout" svg:width="1.202cm" svg:height="1.202cm" svg:x="10.893cm" svg:y="10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01cm" svg:height="0.601cm" svg:x="6.01cm" svg:y="1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51cm" svg:height="0.45cm" svg:x="6.085cm" svg:y="13.6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878cm" svg:height="0.958cm" svg:x="4.056cm" svg:y="13.198cm">
          <draw:text-box>
            <text:p><text:span text:style-name="T1">Pump</text:span></text:p>
          </draw:text-box>
        </draw:frame>
        <draw:frame draw:style-name="gr7" draw:text-style-name="P2" draw:layer="layout" svg:width="2.949cm" svg:height="0.958cm" svg:x="12.209cm" svg:y="12.447cm">
          <draw:text-box>
            <text:p><text:span text:style-name="T1">Condenser</text:span></text:p>
          </draw:text-box>
        </draw:frame>
        <draw:frame draw:style-name="gr8" draw:text-style-name="P2" draw:layer="layout" svg:width="2.39cm" svg:height="0.958cm" svg:x="9.849cm" svg:y="5.685cm">
          <draw:text-box>
            <text:p><text:span text:style-name="T1">Turbine</text:span></text:p>
          </draw:text-box>
        </draw:frame>
        <draw:frame draw:style-name="gr9" draw:text-style-name="P2" draw:layer="layout" svg:width="1.861cm" svg:height="0.958cm" svg:x="2.178cm" svg:y="6.405cm">
          <draw:text-box>
            <text:p><text:span text:style-name="T1">Boiler</text:span></text:p>
          </draw:text-box>
        </draw:frame>
        <draw:line draw:style-name="gr10" draw:text-style-name="P1" draw:layer="layout" svg:x1="3.756cm" svg:y1="4.151cm" svg:x2="10.217cm" svg:y2="4.151cm">
          <text:p/>
        </draw:line>
        <draw:line draw:style-name="gr10" draw:text-style-name="P1" draw:layer="layout" svg:x1="10.217cm" svg:y1="4.151cm" svg:x2="10.217cm" svg:y2="5.353cm">
          <text:p/>
        </draw:line>
        <draw:line draw:style-name="gr11" draw:text-style-name="P1" draw:layer="layout" svg:x1="11.494cm" svg:y1="7.232cm" svg:x2="11.494cm" svg:y2="11.064cm">
          <text:p/>
        </draw:line>
        <draw:line draw:style-name="gr12" draw:text-style-name="P1" draw:layer="layout" svg:x1="11.569cm" svg:y1="12.19cm" svg:x2="11.569cm" svg:y2="13.467cm">
          <text:p/>
        </draw:line>
        <draw:line draw:style-name="gr13" draw:text-style-name="P1" draw:layer="layout" svg:x1="6.611cm" svg:y1="13.467cm" svg:x2="11.57cm" svg:y2="13.467cm">
          <text:p/>
        </draw:line>
        <draw:line draw:style-name="gr12" draw:text-style-name="P1" draw:layer="layout" svg:x1="6.31cm" svg:y1="13.167cm" svg:x2="6.31cm" svg:y2="9.26cm">
          <text:p/>
        </draw:line>
        <draw:line draw:style-name="gr13" draw:text-style-name="P1" draw:layer="layout" svg:x1="3.756cm" svg:y1="9.26cm" svg:x2="6.31cm" svg:y2="9.26cm">
          <text:p/>
        </draw:line>
        <draw:line draw:style-name="gr14" draw:text-style-name="P1" draw:layer="layout" svg:x1="2.93cm" svg:y1="9.26cm" svg:x2="3.756cm" svg:y2="9.26cm">
          <text:p/>
        </draw:line>
        <draw:line draw:style-name="gr15" draw:text-style-name="P1" draw:layer="layout" svg:x1="2.854cm" svg:y1="9.26cm" svg:x2="2.854cm" svg:y2="7.125cm">
          <text:p/>
        </draw:line>
        <draw:line draw:style-name="gr16" draw:text-style-name="P1" draw:layer="layout" svg:x1="2.854cm" svg:y1="6.33cm" svg:x2="2.854cm" svg:y2="4.195cm">
          <text:p/>
        </draw:line>
        <draw:line draw:style-name="gr17" draw:text-style-name="P1" draw:layer="layout" svg:x1="2.854cm" svg:y1="4.151cm" svg:x2="3.756cm" svg:y2="4.151cm">
          <text:p/>
        </draw:line>
        <draw:custom-shape draw:style-name="gr18" draw:text-style-name="P1" draw:layer="layout" svg:width="1.503cm" svg:height="0.751cm" svg:x="0.3cm" svg:y="6.70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1.243cm" svg:height="1.171cm" svg:x="0.418cm" svg:y="7.329cm">
          <draw:text-box>
            <text:p>Q<text:span text:style-name="T2">B</text:span></text:p>
          </draw:text-box>
        </draw:frame>
        <draw:frame draw:style-name="gr20" draw:layer="layout" svg:width="1.327cm" svg:height="1.171cm" svg:x="13.373cm" svg:y="5.848cm">
          <draw:text-box>
            <text:p>W<text:span text:style-name="T2">T</text:span></text:p>
          </draw:text-box>
        </draw:frame>
        <draw:custom-shape draw:style-name="gr21" draw:text-style-name="P1" draw:layer="layout" svg:width="1.352cm" svg:height="0.601cm" svg:x="11.87cm" svg:y="5.95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02cm" svg:height="0.752cm" svg:x="12.321cm" svg:y="11.21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layer="layout" svg:width="1.264cm" svg:height="1.171cm" svg:x="14.124cm" svg:y="11.213cm">
          <draw:text-box>
            <text:p>Q<text:span text:style-name="T2">C</text:span></text:p>
          </draw:text-box>
        </draw:frame>
        <draw:custom-shape draw:style-name="gr21" draw:text-style-name="P1" draw:layer="layout" svg:width="1.202cm" svg:height="0.601cm" draw:transform="rotate (1.60936810326397) translate (6.056cm 15.57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layer="layout" svg:width="1.349cm" svg:height="1.171cm" svg:x="6.761cm" svg:y="15.12cm">
          <draw:text-box>
            <text:p>W<text:span text:style-name="T2">P</text:span></text:p>
          </draw:text-box>
        </draw:frame>
        <draw:frame draw:style-name="gr24" draw:layer="layout" svg:width="0.853cm" svg:height="0.962cm" svg:x="6.872cm" svg:y="3.4cm">
          <draw:text-box>
            <text:p>1</text:p>
          </draw:text-box>
        </draw:frame>
        <draw:frame draw:style-name="gr25" draw:layer="layout" svg:width="0.853cm" svg:height="0.962cm" svg:x="11.494cm" svg:y="8.387cm">
          <draw:text-box>
            <text:p>2</text:p>
          </draw:text-box>
        </draw:frame>
        <draw:frame draw:style-name="gr25" draw:layer="layout" svg:width="0.853cm" svg:height="0.962cm" svg:x="8.675cm" svg:y="12.716cm">
          <draw:text-box>
            <text:p>3</text:p>
          </draw:text-box>
        </draw:frame>
        <draw:frame draw:style-name="gr24" draw:layer="layout" svg:width="0.853cm" svg:height="0.962cm" svg:x="5.259cm" svg:y="8.509cm">
          <draw:text-box>
            <text:p>4</text:p>
          </draw:text-box>
        </draw:frame>
        <draw:line draw:style-name="gr26" draw:text-style-name="P1" draw:layer="layout" svg:x1="17cm" svg:y1="3cm" svg:x2="17cm" svg:y2="15.6cm">
          <text:p/>
        </draw:line>
        <draw:line draw:style-name="gr27" draw:text-style-name="P1" draw:layer="layout" svg:x1="17cm" svg:y1="15.6cm" svg:x2="27.8cm" svg:y2="15.6cm">
          <text:p/>
        </draw:line>
        <draw:path draw:style-name="gr28" draw:text-style-name="P1" draw:layer="layout" svg:width="10.957cm" svg:height="7.163cm" draw:transform="skewX (0.0586430628670095) rotate (1.47043989480522) translate (18.5999997478234cm 14.7999999595627cm)" svg:viewBox="0 0 10958 7164" svg:d="M0 0c23970-2 1142 7164 1142 7164">
          <text:p/>
        </draw:path>
        <draw:frame draw:style-name="gr29" draw:layer="layout" svg:width="0.891cm" svg:height="0.962cm" svg:x="15.909cm" svg:y="3cm">
          <draw:text-box>
            <text:p>T</text:p>
          </draw:text-box>
        </draw:frame>
        <draw:frame draw:style-name="gr29" draw:layer="layout" svg:width="0.82cm" svg:height="0.962cm" svg:x="26.709cm" svg:y="16cm">
          <draw:text-box>
            <text:p>s</text:p>
          </draw:text-box>
        </draw:frame>
        <draw:path draw:style-name="gr30" draw:text-style-name="P1" draw:layer="layout" svg:width="12.641cm" svg:height="5.53cm" draw:transform="skewX (-5.32758444517247E-017) rotate (1.1383037381507) translate (17.7999995217798cm 13.9999997792338cm)" svg:viewBox="0 0 12642 5531" svg:d="M0 0c2864 0 2682 84 2682 84l2515 5447 7445-573">
          <text:p/>
        </draw:path>
        <draw:path draw:style-name="gr30" draw:text-style-name="P1" draw:layer="layout" svg:width="11.112cm" svg:height="3.841cm" draw:transform="rotate (1.03044239037745) translate (17.6cm 11.4cm)" svg:viewBox="0 0 11113 3842" svg:d="M0 0c3499 0 3773 69 3773 69l2263 3773 5077-480">
          <text:p/>
        </draw:path>
        <draw:frame draw:style-name="gr29" draw:layer="layout" svg:width="1.128cm" svg:height="1.171cm" svg:x="26.8cm" svg:y="6.429cm">
          <draw:text-box>
            <text:p>P<text:span text:style-name="T3">1</text:span></text:p>
          </draw:text-box>
        </draw:frame>
        <draw:frame draw:style-name="gr29" draw:layer="layout" svg:width="1.128cm" svg:height="1.171cm" svg:x="25.072cm" svg:y="2.229cm">
          <draw:text-box>
            <text:p>P<text:span text:style-name="T3">2</text:span></text:p>
          </draw:text-box>
        </draw:frame>
        <draw:line draw:style-name="gr31" draw:text-style-name="P1" draw:layer="layout" svg:x1="24.4cm" svg:y1="7.3cm" svg:x2="24.4cm" svg:y2="11.694cm">
          <text:p/>
        </draw:line>
        <draw:frame draw:style-name="gr29" draw:text-style-name="P3" draw:layer="layout" svg:width="0.777cm" svg:height="0.806cm" svg:x="23.8cm" svg:y="6.4cm">
          <draw:text-box>
            <text:p text:style-name="P3"><text:span text:style-name="T4">1</text:span></text:p>
          </draw:text-box>
        </draw:frame>
        <draw:frame draw:style-name="gr29" draw:text-style-name="P3" draw:layer="layout" svg:width="0.777cm" svg:height="0.806cm" svg:x="24cm" svg:y="11.794cm">
          <draw:text-box>
            <text:p text:style-name="P3"><text:span text:style-name="T4">2</text:span></text:p>
          </draw:text-box>
        </draw:frame>
        <draw:line draw:style-name="gr32" draw:text-style-name="P1" draw:layer="layout" svg:x1="19cm" svg:y1="11.6cm" svg:x2="24.4cm" svg:y2="11.6cm">
          <text:p/>
        </draw:line>
        <draw:line draw:style-name="gr32" draw:text-style-name="P1" draw:layer="layout" svg:x1="19cm" svg:y1="9cm" svg:x2="19cm" svg:y2="11.694cm">
          <text:p/>
        </draw:line>
        <draw:frame draw:style-name="gr29" draw:text-style-name="P3" draw:layer="layout" svg:width="0.777cm" svg:height="0.806cm" svg:x="19cm" svg:y="11.6cm">
          <draw:text-box>
            <text:p text:style-name="P3"><text:span text:style-name="T4">3</text:span></text:p>
          </draw:text-box>
        </draw:frame>
        <draw:frame draw:style-name="gr33" draw:text-style-name="P3" draw:layer="layout" svg:width="0.8cm" svg:height="0.806cm" svg:x="18.2cm" svg:y="8.2cm">
          <draw:text-box>
            <text:p text:style-name="P3"><text:span text:style-name="T4">4</text:span></text:p>
          </draw:text-box>
        </draw:frame>
        <draw:line draw:style-name="gr34" draw:text-style-name="P1" draw:layer="layout" svg:x1="19cm" svg:y1="9.006cm" svg:x2="19.6cm" svg:y2="8.2cm">
          <text:p/>
        </draw:line>
        <draw:line draw:style-name="gr34" draw:text-style-name="P1" draw:layer="layout" svg:x1="19.6cm" svg:y1="8.2cm" svg:x2="24cm" svg:y2="8.2cm">
          <text:p/>
        </draw:line>
        <draw:line draw:style-name="gr34" draw:text-style-name="P1" draw:layer="layout" svg:x1="24.4cm" svg:y1="7.4cm" svg:x2="24cm" svg:y2="8.2cm">
          <text:p/>
        </draw:line>
        <draw:frame draw:style-name="gr35" draw:layer="layout" svg:width="1.277cm" svg:height="0.962cm" svg:x="8cm" svg:y="16.6cm">
          <draw:text-box>
            <text:p>(a)</text:p>
          </draw:text-box>
        </draw:frame>
        <draw:frame draw:style-name="gr35" draw:layer="layout" svg:width="1.277cm" svg:height="0.962cm" svg:x="21.523cm" svg:y="16.6cm">
          <draw:text-box>
            <text:p>(b)</text:p>
          </draw:text-box>
        </draw:fram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Gentium1" svg:font-family="Gentium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35:04.104470262</meta:creation-date>
    <dc:date>2016-09-26T15:28:35.030593773</dc:date>
    <meta:editing-duration>PT24S</meta:editing-duration>
    <meta:editing-cycles>3</meta:editing-cycles>
    <meta:generator>LibreOffice/4.2.8.2$Linux_X86_64 LibreOffice_project/420m0$Build-2</meta:generator>
    <meta:document-statistic meta:object-count="77"/>
  </office:meta>
</office:document-meta>
</file>